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ddbf" officeooo:paragraph-rsid="0007ddb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\documentclass[a4paper,10pt]{report}</text:p>
      <text:p text:style-name="P1">\usepackage[utf8]{inputenc}</text:p>
      <text:p text:style-name="P1">\usepackage[T1]{fontenc}</text:p>
      <text:p text:style-name="P1">\usepackage[francais]{babel}</text:p>
      <text:p text:style-name="P1">\usepackage[top=2cm, bottom=2cm, left=2cm, right=2cm]{geometry}</text:p>
      <text:p text:style-name="P1"/>
      <text:p text:style-name="P1">% Title Page</text:p>
      <text:p text:style-name="P1">\title{\large{\textbf{Rapport d'IPI2 : Lot A}}}</text:p>
      <text:p text:style-name="P1">\author{Xuehui Jia - Amina Zeghida - Julian Le Couster - Emmanuel-Paul Vincent}</text:p>
      <text:p text:style-name="P1">\date{24 Avril 2017}</text:p>
      <text:p text:style-name="P1"/>
      <text:p text:style-name="P1"/>
      <text:p text:style-name="P1">\begin{document}</text:p>
      <text:p text:style-name="P1">\maketitle</text:p>
      <text:p text:style-name="P1">\renewcommand\thesection{\Roman{section}}</text:p>
      <text:p text:style-name="P1">\tableofcontents</text:p>
      <text:p text:style-name="P1">\newpage</text:p>
      <text:p text:style-name="P1">\section{Introduction}</text:p>
      <text:p text:style-name="P1">Au cours de ce projet, nous allons être amené à concevoir en équipe un jeu : le colorflood. </text:p>
      <text:p text:style-name="P1">\newline</text:p>
      <text:p text:style-name="P1">L'étape A consiste à réaliser la préparation des données. Pour ce faire, nous avons dû nous répartir le travail, se mettre d'accord sur le chemin à suivre, </text:p>
      <text:p text:style-name="P1">les structures à utiliser...</text:p>
      <text:p text:style-name="P1">L'intérêt du projet n'est pas seulement d'écrire du code pour produire un jeu, c'est avant tout de parvenir à s'organiser et à travailler en équipe.</text:p>
      <text:p text:style-name="P1"/>
      <text:p text:style-name="P1">\section{Lot A}</text:p>
      <text:p text:style-name="P1">La première chose que nous avons dû faire fut de se créer un compte sur Trello et de chacun rejoindre l'équipe. Trello nous a permis de lister puis de répartir les </text:p>
      <text:p text:style-name="P1">tâches et de s'organiser dans le temps. Nous avons également dû installer les différents outils (Doxygen, Valgrind s'ils n'étaient pas déjà installés) sur nos ordinateurs </text:p>
      <text:p text:style-name="P1">pour la suite. Ces réglages faits, nous pouvions commencer.</text:p>
      <text:p text:style-name="P1"/>
      <text:p text:style-name="P1">\noindent Nous nous sommes réparti les tâches : un s'est occupé de la structure et initialisation du plateau, un autre de la 4-connexité, un autre des tests unitaires et </text:p>
      <text:p text:style-name="P1">le dernier a commencé le lot B en se préoccuppant de l'affichage et de la récupération des paramètres (taille du jeu, nombre de coups et type d'initialisation). Ainsi nous </text:p>
      <text:p text:style-name="P1">nous sommes mis d'accord préalablement sur le nom des variables, avons échangé sur nos actions continuellement sur Messenger, et partagé notre code sur git.</text:p>
      <text:p text:style-name="P1">\newline</text:p>
      <text:p text:style-name="P1">\newline</text:p>
      <text:p text:style-name="P1">Sur la structure même du plateau, nous avons créé une structure matrice composée d'une taille et d'un tableau de tableau (matrice) d'entiers.</text:p>
      <text:p text:style-name="P1">Nous avons ensuite alloué la mémoire de ce tableau d'entier à l'aide de la fonction \emph{malloc}.</text:p>
      <text:p text:style-name="P1">\newline</text:p>
      <text:p text:style-name="P1">Ensuite le joueur a le choix d'initialiser son tableau aléatoirement ou à partir d'un fichier. Pour l'initialisation aléatoire, on génère un nombre aléatoire entre 1 et 6 </text:p>
      <text:p text:style-name="P1">(ce qui correspond à nos six couleurs) à l'aide de \emph{rand} pour chaque case puis on le stocke dans une case du tableau.</text:p>
      <text:p text:style-name="P1">Pour l'initialisation à partir d'un fichier, on récupère le nom de ce fichier, on l'ouvre en lecture par la fonction \emph{open} puis on parcourt ce fichier en stockant </text:p>
      <text:p text:style-name="P1">les données une par une dans le tableau jusqu'à avoir rempli notre tableau.</text:p>
      <text:p text:style-name="P1"><text:soft-page-break/>\newline</text:p>
      <text:p text:style-name="P1">\newline</text:p>
      <text:p text:style-name="P1">L'utilisateur a également la possibilité de stocker sa grille initiale dans un fichier, pour cela on récupère le nom du fichier puis on l'ouvre en écriture, création et </text:p>
      <text:p text:style-name="P1">troncature par la fonction \emph{open}</text:p>
      <text:p text:style-name="P1">et l'on parcourt notre tableau en écrivant un par un les éléments du tableau dans le fichier.</text:p>
      <text:p text:style-name="P1">\newline</text:p>
      <text:p text:style-name="P1">\newline</text:p>
      <text:p text:style-name="P1">Ensuite, il faut trouver la tâche de la couleur de la case du coin supérieur gauche. </text:p>
      <text:p text:style-name="P1">Pour indiquer la tâche, on utilise une matrice "flag" de même taille que la grille, et on initialise</text:p>
      <text:p text:style-name="P1">les cases à -1, ce qui indique que les cases ne sont pas encore testés. On utilise la </text:p>
      <text:p text:style-name="P1">méthode récursive dans la fonction \emph{identification}, il commence à la case supérieur gauche, et teste ses 4 voisins de chaque case en rappelant </text:p>
      <text:p text:style-name="P1">la fonction. Si la case courante a la même couleur que la tâche , on met 1 dans </text:p>
      <text:p text:style-name="P1">la case correspondante de la matrice flag ,0 sinon, jusqu'à ce que toutes les cases de la tâche n'aient </text:p>
      <text:p text:style-name="P1">pas de voisin avec un flag -1. D'ailleurs, on ne teste pas les voisins ci-dessous :</text:p>
      <text:p text:style-name="P1"/>
      <text:p text:style-name="P1">le voisin droit si la case courante est dans le bord droit,</text:p>
      <text:p text:style-name="P1"/>
      <text:p text:style-name="P1">le voisin gauche si la case courante est dans le bord gauche,</text:p>
      <text:p text:style-name="P1"/>
      <text:p text:style-name="P1">le voisin en haut si la case courante est dans le bord supérieur,</text:p>
      <text:p text:style-name="P1"/>
      <text:p text:style-name="P1">le voisin dessous si la case courante est dans le bord inférieur.</text:p>
      <text:p text:style-name="P1">\newline</text:p>
      <text:p text:style-name="P1">Après avoir trouvé la tâche , on utilise la fonction \emph{changement} pour changer la couleur de la tâche. </text:p>
      <text:p text:style-name="P1">La fonction \emph{changement} prend 3 arguments: la grille ,la matrice identification ,et la couleur </text:p>
      <text:p text:style-name="P1">à changer. Elle va retourner la grille qui a changé de couleur.</text:p>
      <text:p text:style-name="P1">\newline</text:p>
      <text:p text:style-name="P1">\newline</text:p>
      <text:p text:style-name="P1">La fin du jeu est vérifiée par la fonction \emph{presence}, il prend en argument la matrice identification, </text:p>
      <text:p text:style-name="P1">et teste si toutes les cases ont la valeur 1, ce qui signifie que la grille a une couleur </text:p>
      <text:p text:style-name="P1">unique, et que le joueur a gagné.</text:p>
      <text:p text:style-name="P1">\newline</text:p>
      <text:p text:style-name="P1">\newline</text:p>
      <text:p text:style-name="P1">Afin de pouvoir effectuer les tests unitaires à l'aide de la bibliothèque Cunit, il a d'abord fallu définir les matrices dont on avait besoin. En effet, les fonctions du </text:p>
      <text:p text:style-name="P1">lot A prennent pour la plupart une matrice pour argument. Ainsi il n'a pas été possible de définir d'une façon statique les matrices, on a donc créé des </text:p>
      <text:p text:style-name="P1">fichiers (f1, f2 et f3) dont le contenu est une suite de nombres sans espace (ce qui a été possible parce que les matrices ne contenaient que des entiers entre 1 et 6). </text:p>
      <text:p text:style-name="P1">Pour remplir le tableau à l'aide de fichier, on a défini une fonction \emph{initialisationfichier2} (analogue à \emph{initialisationfichier1} mais qui prend en plus en argument le nom du fichier pour le test) </text:p>
      <text:p text:style-name="P1">qui prend en argument une matrice et un fichier contenant </text:p>
      <text:p text:style-name="P1">les nombres ligne par ligne.</text:p>
      <text:p text:style-name="P1">Cependant certaines matrices, contenant le même nombre dans toute les cases du tableau ont été définie à partir d'une double boucle 'for' comme les matrices Flags qui ont </text:p>
      <text:p text:style-name="P1">sur toutes leurs cases (à une ou deux cases près) l'entier 1.</text:p>
      <text:p text:style-name="P1">\newline</text:p>
      <text:p text:style-name="P1"><text:soft-page-break/>Pour toutes les fonctions ayant un retour, on a utilisé CU\_ASSERT, la fonction de Cunit qui permet de comparer deux valeurs, ces deux valeurs étant ici le retour de </text:p>
      <text:p text:style-name="P1">la fonction et le tableau attendu. Cette méthode concerne les tests des fonctions : changement, presence, itoc, ctoi. Pour la fonction identification, il n'y pas de </text:p>
      <text:p text:style-name="P1">retour, on applique donc la fonction à un tableau, le tableau s'en trouve changé puis on compare cette valeur du tableau au tableau attendu grâce à la fonction </text:p>
      <text:p text:style-name="P1">CU\_ASSERT\_NOT\_EQUAL. Pour tester la fonction d'initialisation, on fait appel à une autre fonction : \emph{verification} qui elle teste si toute les cases du tableau </text:p>
      <text:p text:style-name="P1">contiennent des entiers entre 1 et 6. Si ce n'est pas le cas, alors elle retourne 0 sinon elle retourne la valeur 1.</text:p>
      <text:p text:style-name="P1">\newline</text:p>
      <text:p text:style-name="P1">\newline</text:p>
      <text:p text:style-name="P1">Lors du deuxième TP en classe, nous en avons profité pour finir de mettre en commun, d'expliquer plus en détail le pourquoi de nos codes. Ainsi sur la 4-connexité, nous </text:p>
      <text:p text:style-name="P1">avions le choix entre deux codes, nous avons comparé et choisi le plus optimal.</text:p>
      <text:p text:style-name="P1">Tout le code étant ainsi terminé pour le lot A, nous avons fait ensemble la documentation Doxygen, le makefile, vérifié la bonne division du code en .h/.c, fait le read-me </text:p>
      <text:p text:style-name="P1">et enfin le rapport ci-présent.</text:p>
      <text:p text:style-name="P1">\newline</text:p>
      <text:p text:style-name="P1">Enfin, lorsque nous exécutons notre programme, nous n'avons aucune fuite mémoire et tous les tests unitaires réalisés sont passés.</text:p>
      <text:p text:style-name="P1">Cependant nous rencontrons un problème avec la documentation Doxygen. Le fichier index.html généré ne contient pas les informations souhaités et les commentaires </text:p>
      <text:p text:style-name="P1">écrits au format Doxygen sont supprimés dans les fichiers présents dans index.html.</text:p>
      <text:p text:style-name="P1">\section{Lot B}</text:p>
      <text:p text:style-name="P1">Nous avons tout d'abord créé une fonction \emph{lectureinit} qui demande au joueur la taille du plateau avec lequel il veut jouer. On récupère la valeur entrée par l'utilisateur et </text:p>
      <text:p text:style-name="P1">on alloue ensuite la mémoire pour le nombre de cases correspondant dans la matrice. On demande également le nombre de coups souhaité avec un minimum de deux fois </text:p>
      <text:p text:style-name="P1">la taille du plateau. On stocke cette valeur dans une</text:p>
      <text:p text:style-name="P1">variable qui va être décrémentée à chaque fois que le joueur rentre une donnée valide (c'est à dire une des six couleurs souhaitées ou 'q' pour quitter la partie).</text:p>
      <text:p text:style-name="P1">On propose également au joueur d'initialiser sa grille aléatoirement ou à partir d'un fichier et aussi de jouer en mode graphique ou non. Les réponses du joueur sont </text:p>
      <text:p text:style-name="P1">aussi récupérées par cette fonction.</text:p>
      <text:p text:style-name="P1">\newline</text:p>
      <text:p text:style-name="P1">La fonction \emph{choixinitialisation} permet d'initialiser la matrice du jeu en fonction du choix du joueur</text:p>
      <text:p text:style-name="P1">et on lui propose également de stocker la grille dans un fichier de son choix en faisant appel à une fonction </text:p>
      <text:p text:style-name="P1">du Lot A.</text:p>
      <text:p text:style-name="P1">\newline</text:p>
      <text:p text:style-name="P1">\newline</text:p>
      <text:p text:style-name="P1">La fonction \emph{affichage} permet l'affichage du tableau de la matrice et donc de la grille du jeu. Et la fonction</text:p>
      <text:p text:style-name="P1">\emph{selection} permet de récupérer le caractère que souhaite jouer le joueur, lorsqu'il a joué on décrémente son </text:p>
      <text:p text:style-name="P1">nombre de coups (sauf s'il décide de quitter).</text:p>
      <text:p text:style-name="P1">Dans la fonction \emph{jeu}, on fait une boucle où l'on fait jouer le joueur tant que toutes les cases ne sont pas de la même couleur ou tant que le nombre de coup n'est </text:p>
      <text:p text:style-name="P1">pas tombé à 0. Une fois sorti de la boucle, on regarde simplement le nombre de coups restants : c'est gagné s'il est non nul et perdu sinon.</text:p>
      <text:p text:style-name="P1"><text:soft-page-break/>Il y a aussi la possibilité de quitter le jeu à tout moment avec la touche 'q', et on libère alors la mémoire allouée avant de quitter la partie.</text:p>
      <text:p text:style-name="P1">\newline</text:p>
      <text:p text:style-name="P1">\newline</text:p>
      <text:p text:style-name="P1">On peut aussi jouer en version graphique avec la fonction \emph{events} qui ressemble à la fonction \emph{jeu}, mais permet de jouer dans un fenêtre en utilisant le </text:p>
      <text:p text:style-name="P1">paquet \emph{SDL}.</text:p>
      <text:p text:style-name="P1">\newline</text:p>
      <text:p text:style-name="P1">La fonction \emph{initialiser} permet d’initialiser une fenêtre vide, la fonction \emph{drawRectangle} permet de dessiner un carré dans la fenêtre et la fonction </text:p>
      <text:p text:style-name="P1">\emph{fillScreen} de remplir la fenêtre par une certaine couleur.</text:p>
      <text:p text:style-name="P1">\newline</text:p>
      <text:p text:style-name="P1">La fonction \emph{events} prend la matrice de la grille en argument, et affiche les couleurs correspondantes dans la fenêtre, après on joue de la même manière qu’avec </text:p>
      <text:p text:style-name="P1">la fonction \emph{jeu}, on change la couleur en cliquant sur les carrés colorés en dessous de la grille.</text:p>
      <text:p text:style-name="P1">\newline</text:p>
      <text:p text:style-name="P1">\newline</text:p>
      <text:p text:style-name="P1">Nous rencontrons toujours le même problème que lors du Lot A avec la documentation Doxygen, M.Tellier a cherché avec nous le problème mais nous ne l'avons</text:p>
      <text:p text:style-name="P1">pas trouvé.</text:p>
      <text:p text:style-name="P1">\newline</text:p>
      <text:p text:style-name="P1">Nous avons également rencontré un problème de fuites mémoires avec la SDL (504 blocks), que nous ne sommes pas parvenus à résoudre. Mais nous avons constaté qu'avec l'exemple du professeur exSDL.c, il y avait également 504 blocks non libérés.</text:p>
      <text:p text:style-name="P1">Cependant, il n'y a aucune fuite mémoire lorsque nous jouons en mode console. </text:p>
      <text:p text:style-name="P1"/>
      <text:p text:style-name="P1"/>
      <text:p text:style-name="P1"/>
      <text:p text:style-name="P1">\end{document}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1T15:29:29.836522574</meta:creation-date>
    <dc:date>2017-05-11T15:30:45.127902727</dc:date>
    <meta:editing-duration>PT1M17S</meta:editing-duration>
    <meta:editing-cycles>1</meta:editing-cycles>
    <meta:document-statistic meta:table-count="0" meta:image-count="0" meta:object-count="0" meta:page-count="4" meta:paragraph-count="126" meta:word-count="1660" meta:character-count="10050" meta:non-whitespace-character-count="8473"/>
    <meta:generator>LibreOffice/5.1.6.2$Linux_X86_64 LibreOffice_project/10m0$Build-2</meta:generator>
  </office:meta>
</office:document-meta>
</file>